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97e" officeooo:paragraph-rsid="0003d97e"/>
    </style:style>
    <style:style style:name="P2" style:family="paragraph" style:parent-style-name="Standard" style:list-style-name="L1">
      <style:text-properties officeooo:rsid="0003d97e" officeooo:paragraph-rsid="0003d97e"/>
    </style:style>
    <style:style style:name="P3" style:family="paragraph" style:parent-style-name="Standard" style:list-style-name="L1">
      <style:text-properties officeooo:rsid="000479cb" officeooo:paragraph-rsid="000479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erage</text:p>
      <text:list xml:id="list3512732236482684545" text:style-name="L1">
        <text:list-item>
          <text:p text:style-name="P2">Four basic kinds of coverage</text:p>
          <text:list>
            <text:list-item>
              <text:p text:style-name="P2">Graph coverage</text:p>
            </text:list-item>
            <text:list-item>
              <text:p text:style-name="P2">Logic coverage</text:p>
            </text:list-item>
            <text:list-item>
              <text:p text:style-name="P2">Input space partioning</text:p>
            </text:list-item>
            <text:list-item>
              <text:p text:style-name="P2">Syntax based</text:p>
            </text:list-item>
          </text:list>
        </text:list-item>
        <text:list-item>
          <text:p text:style-name="P2">Purpose – to know what we have and haven't tested, and to know when we can safely stop testing</text:p>
        </text:list-item>
        <text:list-item>
          <text:p text:style-name="P2">How do you measure “how much testing”?</text:p>
        </text:list-item>
        <text:list-item>
          <text:p text:style-name="P2">Graph coverage</text:p>
          <text:list>
            <text:list-item>
              <text:p text:style-name="P2">Cover all nodes, edges, or paths related to program</text:p>
            </text:list-item>
            <text:list-item>
              <text:p text:style-name="P2">Examples</text:p>
              <text:list>
                <text:list-item>
                  <text:p text:style-name="P2">Statement</text:p>
                  <text:list>
                    <text:list-item>
                      <text:p text:style-name="P2">Every statement</text:p>
                    </text:list-item>
                  </text:list>
                </text:list-item>
                <text:list-item>
                  <text:p text:style-name="P2">Branch</text:p>
                  <text:list>
                    <text:list-item>
                      <text:p text:style-name="P2">Every logic branch</text:p>
                    </text:list-item>
                  </text:list>
                </text:list-item>
                <text:list-item>
                  <text:p text:style-name="P2">Path</text:p>
                  <text:list>
                    <text:list-item>
                      <text:p text:style-name="P2">All the different paths available</text:p>
                    </text:list-item>
                  </text:list>
                </text:list-item>
                <text:list-item>
                  <text:p text:style-name="P2">Data flow</text:p>
                  <text:list>
                    <text:list-item>
                      <text:p text:style-name="P2">When variable is assigned, is used</text:p>
                    </text:list-item>
                  </text:list>
                </text:list-item>
                <text:list-item>
                  <text:p text:style-name="P2">Model-based</text:p>
                  <text:list>
                    <text:list-item>
                      <text:p text:style-name="P2">Model of system (not from sourc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tatement/basic block coverage</text:p>
          <text:list>
            <text:list-item>
              <text:p text:style-name="P2">Cover every node of the graph (assume that a block within a statement runs as a whole)</text:p>
              <text:list>
                <text:list-item>
                  <text:p text:style-name="P2">Considered block of code</text:p>
                </text:list-item>
              </text:list>
            </text:list-item>
          </text:list>
        </text:list-item>
        <text:list-item>
          <text:p text:style-name="P2">Branch coverage</text:p>
          <text:list>
            <text:list-item>
              <text:p text:style-name="P2">Test every single combination of true/false branches</text:p>
            </text:list-item>
          </text:list>
        </text:list-item>
        <text:list-item>
          <text:p text:style-name="P2">Path coverage</text:p>
          <text:list>
            <text:list-item>
              <text:p text:style-name="P2">More detailed, more information about what happened during execution</text:p>
            </text:list-item>
            <text:list-item>
              <text:p text:style-name="P2">Must pass through every possible paths</text:p>
            </text:list-item>
            <text:list-item>
              <text:p text:style-name="P2">Number of branches is exponential</text:p>
            </text:list-item>
          </text:list>
        </text:list-item>
        <text:list-item>
          <text:p text:style-name="P2">Data flow (def-use)</text:p>
          <text:list>
            <text:list-item>
              <text:p text:style-name="P2">Annotate program with locations where variables are defined and used</text:p>
            </text:list-item>
            <text:list-item>
              <text:p text:style-name="P2">Executes all possible pair of defining and uses</text:p>
            </text:list-item>
            <text:list-item>
              <text:p text:style-name="P2">May be many pairs, may not be executable</text:p>
            </text:list-item>
          </text:list>
        </text:list-item>
        <text:list-item>
          <text:p text:style-name="P2">Logic coverage</text:p>
          <text:list>
            <text:list-item>
              <text:p text:style-name="P2">Active clause coverage</text:p>
              <text:list>
                <text:list-item>
                  <text:p text:style-name="P3">Test every non-copied predicates</text:p>
                </text:list-item>
              </text:list>
            </text:list-item>
          </text:list>
        </text:list-item>
        <text:list-item>
          <text:p text:style-name="P3">Input domain coverage</text:p>
          <text:list>
            <text:list-item>
              <text:p text:style-name="P3">Takes partition scheme q of domain D</text:p>
            </text:list-item>
            <text:list-item>
              <text:p text:style-name="P3">Every input goes into some block</text:p>
              <text:list>
                <text:list-item>
                  <text:p text:style-name="P3">No overlap in blocks</text:p>
                </text:list-item>
                <text:list-item>
                  <text:p text:style-name="P3">Together blocks cover domain</text:p>
                </text:list-item>
              </text:list>
            </text:list-item>
          </text:list>
        </text:list-item>
        <text:list-item>
          <text:p text:style-name="P3">Syntax-based coverage</text:p>
          <text:list>
            <text:list-item>
              <text:p text:style-name="P3">AKA mutant testing</text:p>
            </text:list-item>
            <text:list-item>
              <text:p text:style-name="P3">Generate syntactic mutants of the original program</text:p>
            </text:list-item>
            <text:list-item>
              <text:p text:style-name="P3">How many mutants does a test suite kill (detec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2:56:20.378000000</meta:creation-date>
    <dc:date>2014-04-07T13:19:20.757000000</dc:date>
    <meta:editing-duration>PT7M50S</meta:editing-duration>
    <meta:editing-cycles>1</meta:editing-cycles>
    <meta:document-statistic meta:table-count="0" meta:image-count="0" meta:object-count="0" meta:page-count="1" meta:paragraph-count="46" meta:word-count="263" meta:character-count="1395" meta:non-whitespace-character-count="1222"/>
    <meta:generator>LibreOffice/4.2.0.4$Windows_x86 LibreOffice_project/05dceb5d363845f2cf968344d7adab8dcfb2ba71</meta:generator>
  </office:meta>
</office:document-meta>
</file>